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9.95cm" style:rel-column-width="5641*"/>
    </style:style>
    <style:style style:name="Tableau1.B" style:family="table-column">
      <style:table-column-properties style:column-width="7.05cm" style:rel-column-width="399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35c93" officeooo:paragraph-rsid="00135c93"/>
    </style:style>
    <style:style style:name="P2" style:family="paragraph" style:parent-style-name="Text_20_body">
      <style:text-properties style:font-name="Comic Sans MS"/>
    </style:style>
    <style:style style:name="P3" style:family="paragraph" style:parent-style-name="Text_20_body">
      <style:text-properties style:font-name="Comic Sans MS" officeooo:rsid="001348d3" officeooo:paragraph-rsid="001348d3"/>
    </style:style>
    <style:style style:name="P4" style:family="paragraph" style:parent-style-name="Table_20_Contents">
      <style:text-properties officeooo:rsid="001348d3" officeooo:paragraph-rsid="001348d3"/>
    </style:style>
    <style:style style:name="P5" style:family="paragraph" style:parent-style-name="Table_20_Contents">
      <style:text-properties style:font-name="Comic Sans MS"/>
    </style:style>
    <style:style style:name="P6" style:family="paragraph" style:parent-style-name="Table_20_Contents">
      <style:text-properties style:font-name="Comic Sans MS" officeooo:rsid="001348d3" officeooo:paragraph-rsid="001348d3"/>
    </style:style>
    <style:style style:name="T1" style:family="text">
      <style:text-properties style:text-position="33% 80%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équence III : la fuite du temps : le temps de l'oubli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Que sont mes amis devenus</text:p>
            <text:p text:style-name="P2">Qui m’étaient si liés,</text:p>
            <text:p text:style-name="P2">Que j’avais tant aimés ?</text:p>
            <text:p text:style-name="P2">Je les crois bien <text:bookmark text:name="textFootNote2809"/>clairsemés ;</text:p>
            <text:p text:style-name="P2">Faute d’engrais :</text:p>
            <text:p text:style-name="P2">Les voilà maintenant disparus.</text:p>
            <text:p text:style-name="P2">Ces amis-là ne m’ont pas bien traité :</text:p>
            <text:p text:style-name="P2">Jamais, de tout le temps que Dieu multipliait</text:p>
            <text:p text:style-name="P2">Mes épreuves et difficultés,</text:p>
            <text:p text:style-name="P2">Un seul ne vint à mes côtés.</text:p>
            <text:p text:style-name="P2">Le vent, je crois, me les a enlevés,</text:p>
            <text:p text:style-name="P2">L’amitié est morte ;</text:p>
            <text:p text:style-name="P2">Ce sont amis que vent emporte,</text:p>
            <text:p text:style-name="P2">Or il ventait devant ma porte :</text:p>
            <text:p text:style-name="P2">Et le vent les a emportés</text:p>
            <text:p text:style-name="P2">Aucun ne m’a jamais réconforté</text:p>
            <text:p text:style-name="P2">Ni ne m’a donné un peu de son bien.</text:p>
            <text:p text:style-name="P2">De cela je retiens</text:p>
            <text:p text:style-name="P2">Que le peu que nous avons, un ami nous le prend ;</text:p>
            <text:p text:style-name="P2">Mais c’est trop tard qu’il se repent</text:p>
            <text:p text:style-name="P2">Celui qui a mis</text:p>
            <text:p text:style-name="P2">Trop d’argent à se faire des amis,</text:p>
            <text:p text:style-name="P2">Car pas un de sincère, même à demi</text:p>
            <text:p text:style-name="P2">Ne lui offre une aide opportune.</text:p>
            <text:p text:style-name="P2">Je cesserai donc de courir la Fortune</text:p>
            <text:p text:style-name="P2">Et je m’appliquerai à retrouver mon bien</text:p>
            <text:p text:style-name="P2">Si j’y parviens.</text:p>
            <text:p text:style-name="P6"/>
          </table:table-cell>
          <table:table-cell table:style-name="Tableau1.B1" office:value-type="string">
            <text:p text:style-name="P2">Que sunt mi ami devenu</text:p>
            <text:p text:style-name="P2">Que j’avoie si pres tenu</text:p>
            <text:p text:style-name="P2">Et tant amei ?</text:p>
            <text:p text:style-name="P2">Je cuit qu’il sunt trop cleir semei ;</text:p>
            <text:p text:style-name="P2">Il ne furent pas bien femei,</text:p>
            <text:p text:style-name="P2">Si sunt failli.</text:p>
            <text:p text:style-name="P2">Iteil ami m’ont mal bailli,</text:p>
            <text:p text:style-name="P2">C’onques, tant com Diex m’assailli</text:p>
            <text:p text:style-name="P2">En maint costei, </text:p>
            <text:p text:style-name="P2">N’en vi . I. soul en mon ostei.</text:p>
            <text:p text:style-name="P2">Je cui li vens les m’at ostei, </text:p>
            <text:p text:style-name="P2">L’amours est morte : </text:p>
            <text:p text:style-name="P2">Se sont amis que vens emporte, </text:p>
            <text:p text:style-name="P2">Et il ventoit devant ma porte, </text:p>
            <text:p text:style-name="P2">Ces enporta,</text:p>
            <text:p text:style-name="P2">C’onques nuns ne m’en conforta</text:p>
            <text:p text:style-name="P2">Ne riens dou sien ne m’aporta.</text:p>
            <text:p text:style-name="P2">Ice m’aprent</text:p>
            <text:p text:style-name="P2">Qui auques at, privei le prent ; </text:p>
            <text:p text:style-name="P2">Et cil trop a tart ce repent</text:p>
            <text:p text:style-name="P2">Qui trop a mis</text:p>
            <text:p text:style-name="P2">De son avoir a faire amis,</text:p>
            <text:p text:style-name="P2">Qu’il nes trueve <text:bookmark text:name="textFootNote2810"/>entiers<text:span text:style-name="T1"> </text:span>ne demis</text:p>
            <text:p text:style-name="P2">A lui secorre.</text:p>
            <text:p text:style-name="P2">Or lairai donc Fortune corre,</text:p>
            <text:p text:style-name="P2">Si attendrai a moi rescorre, </text:p>
            <text:p text:style-name="P2">Se jou puis faire. </text:p>
            <text:p text:style-name="P5"/>
          </table:table-cell>
        </table:table-row>
      </table:table>
      <text:p text:style-name="P1">Rutebeuf, <text:span text:style-name="T2">La Complainte Rutebeuf</text:span>, vers 110 à 136, deuxième moitié du XIIIe siècle, traduit de l’ancien français par Julien Téchoueyres et Agnès de Ferluc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lkpodar </meta:initial-creator>
    <meta:creation-date>2014-01-19T12:37:55.174693756</meta:creation-date>
    <dc:date>2014-01-19T12:45:56.188719492</dc:date>
    <dc:creator>jlkpodar </dc:creator>
    <meta:editing-duration>PT47S</meta:editing-duration>
    <meta:editing-cycles>1</meta:editing-cycles>
    <meta:document-statistic meta:table-count="1" meta:image-count="0" meta:object-count="0" meta:page-count="1" meta:paragraph-count="56" meta:word-count="337" meta:character-count="1685" meta:non-whitespace-character-count="1395"/>
    <meta:generator>LibreOffice/4.1.3.2$Linux_X86_64 LibreOffice_project/410m0$Build-2</meta:generator>
  </office:meta>
</office:document-meta>
</file>